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E000000BC3B22BED5.png" manifest:media-type="image/png"/>
  <manifest:file-entry manifest:full-path="Pictures/10000001000006CA000000BD80AF11EB.png" manifest:media-type="image/png"/>
  <manifest:file-entry manifest:full-path="Pictures/1000000100000737000000E576C8F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9ed5" officeooo:paragraph-rsid="001b9e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 de pantalla del puerto 60000 (mensajes normales) entre serv. Y cliente</text:p>
      <text:p text:style-name="P1"><draw:frame draw:style-name="fr1" draw:name="Image1" text:anchor-type="char" svg:width="20.752cm" svg:height="2.57cm" draw:z-index="0"><draw:image xlink:href="Pictures/1000000100000737000000E576C8FB3E.png" xlink:type="simple" xlink:show="embed" xlink:actuate="onLoad" draw:mime-type="image/png"/></draw:frame>.</text:p>
      <text:p text:style-name="P1">Captura de pantalla del puerto 60001 (transferencia de archivos desde cliente a servidor) </text:p>
      <text:p text:style-name="P1"><draw:frame draw:style-name="fr1" draw:name="Image2" text:anchor-type="char" svg:width="20.876cm" svg:height="2.27cm" draw:z-index="1"><draw:image xlink:href="Pictures/10000001000006CA000000BD80AF11EB.png" xlink:type="simple" xlink:show="embed" xlink:actuate="onLoad" draw:mime-type="image/png"/></draw:frame>.</text:p>
      <text:p text:style-name="P1"/>
      <text:p text:style-name="P1">Captura de pantalla del puerto 60002 (transferencia de archivos desde servidor a cliente)</text:p>
      <text:p text:style-name="P1"><draw:frame draw:style-name="fr1" draw:name="Image3" text:anchor-type="char" svg:width="20.939cm" svg:height="2.279cm" draw:z-index="2"><draw:image xlink:href="Pictures/10000001000006BE000000BC3B22BE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2:50:21.433294283</meta:creation-date>
    <dc:date>2025-10-29T12:57:17.290989905</dc:date>
    <meta:editing-duration>PT7M2S</meta:editing-duration>
    <meta:editing-cycles>1</meta:editing-cycles>
    <meta:document-statistic meta:table-count="0" meta:image-count="3" meta:object-count="0" meta:page-count="1" meta:paragraph-count="5" meta:word-count="40" meta:character-count="259" meta:non-whitespace-character-count="223"/>
    <meta:generator>LibreOffice/24.2.7.2$Linux_X86_64 LibreOffice_project/420$Build-2</meta:generator>
  </office:meta>
</office:document-meta>
</file>